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47cm" fo:min-width="0.2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5.71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418cm" fo:min-width="0.168cm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Roboto Slab"/>
    </style:style>
    <style:style style:name="P2" style:family="paragraph">
      <loext:graphic-properties draw:fill-color="#ffffff"/>
      <style:paragraph-properties fo:text-align="center"/>
      <style:text-properties style:font-name="Roboto Slab"/>
    </style:style>
    <style:style style:name="P3" style:family="paragraph">
      <loext:graphic-properties draw:fill-color="#000000"/>
      <style:paragraph-properties fo:text-align="center"/>
      <style:text-properties style:font-name="Roboto Slab"/>
    </style:style>
    <style:style style:name="P4" style:family="paragraph">
      <loext:graphic-properties draw:fill="solid" draw:fill-color="#ffffff"/>
      <style:paragraph-properties fo:text-align="center"/>
      <style:text-properties style:font-name="Roboto Slab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ffffff"/>
      <style:paragraph-properties fo:text-align="center"/>
      <style:text-properties fo:font-size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style:font-name="Roboto Slab"/>
    </style:style>
    <style:style style:name="P9" style:family="paragraph">
      <style:text-properties fo:text-transform="lowercase" style:font-name="Roboto Slab" fo:font-size="18pt" style:font-size-asian="18pt" style:font-size-complex="18pt"/>
    </style:style>
    <style:style style:name="P10" style:family="paragraph">
      <loext:graphic-properties draw:fill="none" draw:fill-color="#ffffff"/>
      <style:text-properties fo:text-transform="lowercase" style:font-name="Roboto Slab" fo:font-size="18pt" style:font-size-asian="18pt" style:font-size-complex="18pt"/>
    </style:style>
    <style:style style:name="T1" style:family="text">
      <style:text-properties fo:text-transform="lowercase" style:font-name="Roboto Slab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10.144cm" svg:y="0.77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016cm" svg:height="1.016cm" svg:x="10.144cm" svg:y="2.77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016cm" svg:height="1.016cm" svg:x="10.144cm" svg:y="4.7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016cm" svg:height="1.016cm" svg:x="10.144cm" svg:y="6.7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016cm" svg:height="1.016cm" svg:x="10.144cm" svg:y="8.7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016cm" svg:height="1.016cm" svg:x="10.144cm" svg:y="10.7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016cm" svg:height="1.016cm" svg:x="14.144cm" svg:y="2.7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016cm" svg:height="1.016cm" svg:x="13.144cm" svg:y="4.7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016cm" svg:height="1.016cm" svg:x="13.144cm" svg:y="6.78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1.016cm" svg:height="1.016cm" svg:x="15.144cm" svg:y="6.7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016cm" svg:height="1.016cm" svg:x="15.144cm" svg:y="4.78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016cm" svg:height="1.016cm" svg:x="13.144cm" svg:y="8.7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016cm" svg:height="1.016cm" svg:x="13.144cm" svg:y="10.78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016cm" svg:height="1.016cm" svg:x="15.144cm" svg:y="10.78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.016cm" svg:height="1.016cm" svg:x="13.144cm" svg:y="12.78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6.144cm" svg:y="2.7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016cm" svg:height="1.016cm" svg:x="7.144cm" svg:y="4.7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016cm" svg:height="1.016cm" svg:x="4.145cm" svg:y="4.7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016cm" svg:height="1.016cm" svg:x="6.144cm" svg:y="6.78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4.144cm" svg:y="6.7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016cm" svg:height="1.016cm" svg:x="2.145cm" svg:y="6.7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016cm" svg:height="1.016cm" svg:x="4.144cm" svg:y="8.7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292cm" svg:y1="1.646cm" svg:x2="7.012cm" svg:y2="2.928cm" draw:start-shape="id1" draw:start-glue-point="7" draw:end-shape="id2" draw:end-glue-point="11" svg:d="M10292 1646l-3280 1282" svg:viewBox="0 0 3281 1283">
          <text:p/>
        </draw:connector>
        <draw:connector draw:style-name="gr3" draw:text-style-name="P4" draw:layer="layout" draw:type="line" svg:x1="6.292cm" svg:y1="3.648cm" svg:x2="5.013cm" svg:y2="4.928cm" draw:start-shape="id2" draw:start-glue-point="7" draw:end-shape="id3" draw:end-glue-point="11" svg:d="M6292 3648l-1279 1280" svg:viewBox="0 0 1280 1281">
          <text:p/>
        </draw:connector>
        <draw:connector draw:style-name="gr3" draw:text-style-name="P4" draw:layer="layout" draw:type="line" svg:x1="4.293cm" svg:y1="5.648cm" svg:x2="3.013cm" svg:y2="6.928cm" draw:start-shape="id3" draw:start-glue-point="7" draw:end-shape="id4" draw:end-glue-point="11" svg:d="M4293 5648l-1280 1280" svg:viewBox="0 0 1281 1281">
          <text:p/>
        </draw:connector>
        <draw:connector draw:style-name="gr3" draw:text-style-name="P4" draw:layer="layout" draw:type="line" svg:x1="4.653cm" svg:y1="5.796cm" svg:x2="4.652cm" svg:y2="6.78cm" draw:start-shape="id3" draw:start-glue-point="8" draw:end-shape="id5" draw:end-glue-point="4" svg:d="M4653 5796l-1 984" svg:viewBox="0 0 2 985">
          <text:p/>
        </draw:connector>
        <draw:connector draw:style-name="gr3" draw:text-style-name="P4" draw:layer="layout" draw:type="line" svg:x1="4.652cm" svg:y1="7.796cm" svg:x2="4.652cm" svg:y2="8.78cm" draw:start-shape="id5" draw:start-glue-point="8" draw:end-shape="id6" draw:end-glue-point="4" svg:d="M4652 7796v984" svg:viewBox="0 0 1 985">
          <text:p/>
        </draw:connector>
        <draw:connector draw:style-name="gr3" draw:text-style-name="P4" draw:layer="layout" draw:type="line" svg:x1="5.013cm" svg:y1="5.648cm" svg:x2="6.292cm" svg:y2="6.928cm" draw:start-shape="id3" draw:start-glue-point="9" draw:end-shape="id7" draw:end-glue-point="5" svg:d="M5013 5648l1279 1280" svg:viewBox="0 0 1280 1281">
          <text:p/>
        </draw:connector>
        <draw:connector draw:style-name="gr3" draw:text-style-name="P4" draw:layer="layout" draw:type="line" svg:x1="6.652cm" svg:y1="3.796cm" svg:x2="7.292cm" svg:y2="4.928cm" draw:start-shape="id2" draw:start-glue-point="8" draw:end-shape="id8" draw:end-glue-point="5" svg:d="M6652 3796l640 1132" svg:viewBox="0 0 641 1133">
          <text:p/>
        </draw:connector>
        <draw:connector draw:style-name="gr3" draw:text-style-name="P4" draw:layer="layout" draw:type="line" svg:x1="10.652cm" svg:y1="1.794cm" svg:x2="10.652cm" svg:y2="2.779cm" draw:start-shape="id1" draw:start-glue-point="8" draw:end-shape="id9" draw:end-glue-point="4" svg:d="M10652 1794v985" svg:viewBox="0 0 1 986">
          <text:p/>
        </draw:connector>
        <draw:connector draw:style-name="gr3" draw:text-style-name="P4" draw:layer="layout" draw:type="line" svg:x1="10.652cm" svg:y1="3.795cm" svg:x2="10.652cm" svg:y2="4.78cm" draw:start-shape="id9" draw:start-glue-point="8" draw:end-shape="id10" draw:end-glue-point="4" svg:d="M10652 3795v985" svg:viewBox="0 0 1 986">
          <text:p/>
        </draw:connector>
        <draw:connector draw:style-name="gr3" draw:text-style-name="P4" draw:layer="layout" draw:type="line" svg:x1="10.652cm" svg:y1="5.796cm" svg:x2="10.652cm" svg:y2="6.78cm" draw:start-shape="id10" draw:start-glue-point="8" draw:end-shape="id11" draw:end-glue-point="4" svg:d="M10652 5796v984" svg:viewBox="0 0 1 985">
          <text:p/>
        </draw:connector>
        <draw:connector draw:style-name="gr3" draw:text-style-name="P4" draw:layer="layout" draw:type="line" svg:x1="10.652cm" svg:y1="7.796cm" svg:x2="10.652cm" svg:y2="8.78cm" draw:start-shape="id11" draw:start-glue-point="8" draw:end-shape="id12" draw:end-glue-point="4" svg:d="M10652 7796v984" svg:viewBox="0 0 1 985">
          <text:p/>
        </draw:connector>
        <draw:connector draw:style-name="gr3" draw:text-style-name="P4" draw:layer="layout" draw:type="line" svg:x1="10.652cm" svg:y1="9.796cm" svg:x2="10.652cm" svg:y2="10.78cm" draw:start-shape="id12" draw:start-glue-point="8" draw:end-shape="id13" draw:end-glue-point="4" svg:d="M10652 9796v984" svg:viewBox="0 0 1 985">
          <text:p/>
        </draw:connector>
        <draw:connector draw:style-name="gr3" draw:text-style-name="P4" draw:layer="layout" draw:type="line" svg:x1="11.012cm" svg:y1="1.646cm" svg:x2="14.292cm" svg:y2="2.928cm" draw:start-shape="id1" draw:start-glue-point="9" draw:end-shape="id14" draw:end-glue-point="5" svg:d="M11012 1646l3280 1282" svg:viewBox="0 0 3281 1283">
          <text:p/>
        </draw:connector>
        <draw:connector draw:style-name="gr3" draw:text-style-name="P4" draw:layer="layout" draw:type="line" svg:x1="14.292cm" svg:y1="3.648cm" svg:x2="13.652cm" svg:y2="4.78cm" draw:start-shape="id14" draw:start-glue-point="7" draw:end-shape="id15" draw:end-glue-point="4" svg:d="M14292 3648l-640 1132" svg:viewBox="0 0 641 1133">
          <text:p/>
        </draw:connector>
        <draw:connector draw:style-name="gr3" draw:text-style-name="P4" draw:layer="layout" draw:type="line" svg:x1="15.012cm" svg:y1="3.648cm" svg:x2="15.652cm" svg:y2="4.78cm" draw:start-shape="id14" draw:start-glue-point="9" draw:end-shape="id16" draw:end-glue-point="4" svg:d="M15012 3648l640 1132" svg:viewBox="0 0 641 1133">
          <text:p/>
        </draw:connector>
        <draw:connector draw:style-name="gr3" draw:text-style-name="P4" draw:layer="layout" draw:type="line" svg:x1="13.652cm" svg:y1="5.796cm" svg:x2="13.652cm" svg:y2="6.78cm" draw:start-shape="id15" draw:start-glue-point="8" draw:end-shape="id17" draw:end-glue-point="4" svg:d="M13652 5796v984" svg:viewBox="0 0 1 985">
          <text:p/>
        </draw:connector>
        <draw:connector draw:style-name="gr3" draw:text-style-name="P4" draw:layer="layout" draw:type="line" svg:x1="13.652cm" svg:y1="7.796cm" svg:x2="13.652cm" svg:y2="8.78cm" draw:start-shape="id17" draw:start-glue-point="8" draw:end-shape="id18" draw:end-glue-point="4" svg:d="M13652 7796v984" svg:viewBox="0 0 1 985">
          <text:p/>
        </draw:connector>
        <draw:connector draw:style-name="gr3" draw:text-style-name="P4" draw:layer="layout" draw:type="line" svg:x1="13.652cm" svg:y1="9.796cm" svg:x2="13.652cm" svg:y2="10.781cm" draw:start-shape="id18" draw:start-glue-point="8" draw:end-shape="id19" draw:end-glue-point="4" svg:d="M13652 9796v985" svg:viewBox="0 0 1 986">
          <text:p/>
        </draw:connector>
        <draw:connector draw:style-name="gr3" draw:text-style-name="P4" draw:layer="layout" draw:type="line" svg:x1="13.652cm" svg:y1="11.797cm" svg:x2="13.652cm" svg:y2="12.781cm" draw:start-shape="id19" draw:start-glue-point="8" draw:end-shape="id20" draw:end-glue-point="4" svg:d="M13652 11797v984" svg:viewBox="0 0 1 985">
          <text:p/>
        </draw:connector>
        <draw:connector draw:style-name="gr3" draw:text-style-name="P4" draw:layer="layout" draw:type="line" svg:x1="14.012cm" svg:y1="9.648cm" svg:x2="15.292cm" svg:y2="10.929cm" draw:start-shape="id18" draw:start-glue-point="9" draw:end-shape="id21" draw:end-glue-point="5" svg:d="M14012 9648l1280 1281" svg:viewBox="0 0 1281 1282">
          <text:p/>
        </draw:connector>
        <draw:connector draw:style-name="gr3" draw:text-style-name="P4" draw:layer="layout" draw:type="line" svg:x1="15.652cm" svg:y1="5.796cm" svg:x2="15.652cm" svg:y2="6.78cm" draw:start-shape="id16" draw:start-glue-point="8" draw:end-shape="id22" draw:end-glue-point="4" svg:d="M15652 5796v984" svg:viewBox="0 0 1 985">
          <text:p/>
        </draw:connector>
        <draw:custom-shape draw:style-name="gr4" draw:text-style-name="P6" xml:id="id23" draw:id="id23" draw:layer="layout" svg:width="1.016cm" svg:height="1.016cm" svg:x="10.144cm" svg:y="15.732cm">
          <text:p text:style-name="P5">n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016cm" svg:height="1.016cm" svg:x="12.144cm" svg:y="17.7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1.016cm" svg:height="1.016cm" svg:x="8.144cm" svg:y="17.7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1.016cm" svg:height="1.016cm" svg:x="9.144cm" svg:y="19.73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1.016cm" svg:height="1.016cm" svg:x="7.144cm" svg:y="19.7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1.016cm" svg:height="1.016cm" svg:x="8.145cm" svg:y="21.7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1.016cm" svg:height="1.016cm" svg:x="6.146cm" svg:y="21.7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0" draw:id="id30" draw:layer="layout" svg:width="1.016cm" svg:height="1.016cm" svg:x="12.144cm" svg:y="19.7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1.016cm" svg:height="1.016cm" svg:x="11.144cm" svg:y="21.73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1.016cm" svg:height="1.016cm" svg:x="13.144cm" svg:y="21.73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line" svg:x1="10.292cm" svg:y1="16.6cm" svg:x2="9.012cm" svg:y2="17.88cm" draw:start-shape="id23" draw:start-glue-point="7" draw:end-shape="id24" draw:end-glue-point="11" svg:d="M10292 16600l-1280 1280" svg:viewBox="0 0 1281 1281">
          <text:p/>
        </draw:connector>
        <draw:connector draw:style-name="gr5" draw:text-style-name="P8" draw:layer="layout" draw:type="line" svg:x1="8.292cm" svg:y1="18.6cm" svg:x2="7.652cm" svg:y2="19.732cm" draw:start-shape="id24" draw:start-glue-point="7" draw:end-shape="id25" draw:end-glue-point="4" svg:d="M8292 18600l-640 1132" svg:viewBox="0 0 641 1133">
          <text:p/>
        </draw:connector>
        <draw:connector draw:style-name="gr5" draw:text-style-name="P8" draw:layer="layout" draw:type="line" svg:x1="7.292cm" svg:y1="20.6cm" svg:x2="6.654cm" svg:y2="21.732cm" draw:start-shape="id25" draw:start-glue-point="7" draw:end-shape="id26" draw:end-glue-point="4" svg:d="M7292 20600l-638 1132" svg:viewBox="0 0 639 1133">
          <text:p/>
        </draw:connector>
        <draw:connector draw:style-name="gr5" draw:text-style-name="P8" draw:layer="layout" draw:type="line" svg:x1="8.012cm" svg:y1="20.6cm" svg:x2="8.653cm" svg:y2="21.732cm" draw:start-shape="id25" draw:start-glue-point="9" draw:end-shape="id27" draw:end-glue-point="4" svg:d="M8012 20600l641 1132" svg:viewBox="0 0 642 1133">
          <text:p/>
        </draw:connector>
        <draw:connector draw:style-name="gr5" draw:text-style-name="P8" draw:layer="layout" draw:type="line" svg:x1="9.012cm" svg:y1="18.6cm" svg:x2="9.652cm" svg:y2="19.732cm" draw:start-shape="id24" draw:start-glue-point="9" draw:end-shape="id28" draw:end-glue-point="4" svg:d="M9012 18600l640 1132" svg:viewBox="0 0 641 1133">
          <text:p/>
        </draw:connector>
        <draw:connector draw:style-name="gr5" draw:text-style-name="P7" draw:layer="layout" draw:type="line" svg:x1="11.012cm" svg:y1="16.6cm" svg:x2="12.292cm" svg:y2="17.88cm" draw:start-shape="id23" draw:start-glue-point="9" draw:end-shape="id29" draw:end-glue-point="5" svg:d="M11012 16600l1280 1280" svg:viewBox="0 0 1281 1281">
          <text:p/>
        </draw:connector>
        <draw:connector draw:style-name="gr5" draw:text-style-name="P8" draw:layer="layout" draw:type="line" svg:x1="12.652cm" svg:y1="18.748cm" svg:x2="12.652cm" svg:y2="19.732cm" draw:start-shape="id29" draw:start-glue-point="8" draw:end-shape="id30" draw:end-glue-point="4" svg:d="M12652 18748v984" svg:viewBox="0 0 1 985">
          <text:p/>
        </draw:connector>
        <draw:connector draw:style-name="gr5" draw:text-style-name="P8" draw:layer="layout" draw:type="line" svg:x1="12.292cm" svg:y1="20.6cm" svg:x2="11.652cm" svg:y2="21.732cm" draw:start-shape="id30" draw:start-glue-point="7" draw:end-shape="id31" draw:end-glue-point="4" svg:d="M12292 20600l-640 1132" svg:viewBox="0 0 641 1133">
          <text:p/>
        </draw:connector>
        <draw:connector draw:style-name="gr5" draw:text-style-name="P8" draw:layer="layout" draw:type="line" svg:x1="13.012cm" svg:y1="20.6cm" svg:x2="13.652cm" svg:y2="21.732cm" draw:start-shape="id30" draw:start-glue-point="9" draw:end-shape="id32" draw:end-glue-point="4" svg:d="M13012 20600l640 1132" svg:viewBox="0 0 641 1133">
          <text:p/>
        </draw:connector>
        <draw:frame draw:style-name="gr6" draw:text-style-name="P10" draw:layer="layout" svg:width="5.207cm" svg:height="6.124cm" svg:x="14.97cm" svg:y="17.129cm">
          <draw:text-box>
            <text:p text:style-name="P9"><text:span text:style-name="T1">A</text:span><text:span text:style-name="T1"> </text:span><text:span text:style-name="T1">B</text:span></text:p>
            <text:p text:style-name="P9"><text:span text:style-name="T1">A</text:span><text:span text:style-name="T1"> </text:span><text:span text:style-name="T1">B</text:span><text:span text:style-name="T1"> </text:span><text:span text:style-name="T1">A</text:span></text:p>
            <text:p text:style-name="P9"><text:span text:style-name="T1">A</text:span><text:span text:style-name="T1"> </text:span><text:span text:style-name="T1">B</text:span><text:span text:style-name="T1"> </text:span><text:span text:style-name="T1">C</text:span></text:p>
            <text:p text:style-name="P9"><text:span text:style-name="T1">A</text:span><text:span text:style-name="T1"> </text:span><text:span text:style-name="T1">D</text:span></text:p>
            <text:p text:style-name="P9"><text:span text:style-name="T1">B</text:span><text:span text:style-name="T1"> </text:span><text:span text:style-name="T1">A</text:span></text:p>
            <text:p text:style-name="P9"><text:span text:style-name="T1">B</text:span><text:span text:style-name="T1"> </text:span><text:span text:style-name="T1">A</text:span><text:span text:style-name="T1"> </text:span><text:span text:style-name="T1">D</text:span></text:p>
            <text:p text:style-name="P9"><text:span text:style-name="T1">B</text:span><text:span text:style-name="T1"> </text:span><text:span text:style-name="T1">A</text:span><text:span text:style-name="T1"> </text:span><text:span text:style-name="T1">G</text:span></text:p>
          </draw:text-box>
        </draw:frame>
      </draw:page>
      <draw:page draw:name="page2" draw:style-name="dp1" draw:master-page-name="Default">
        <draw:custom-shape draw:style-name="gr4" draw:text-style-name="P2" xml:id="id33" draw:id="id33" draw:layer="layout" svg:width="1.016cm" svg:height="1.016cm" svg:x="10.145cm" svg:y="0.7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1.016cm" svg:height="1.016cm" svg:x="10.145cm" svg:y="2.7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9" draw:id="id39" draw:layer="layout" svg:width="1.016cm" svg:height="1.016cm" svg:x="10.145cm" svg:y="4.78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1.016cm" svg:height="1.016cm" svg:x="10.145cm" svg:y="6.78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1.016cm" svg:height="1.016cm" svg:x="10.145cm" svg:y="8.781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1.016cm" svg:height="1.016cm" svg:x="14.145cm" svg:y="2.78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1.016cm" svg:height="1.016cm" svg:x="13.145cm" svg:y="4.78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5" draw:id="id45" draw:layer="layout" svg:width="1.016cm" svg:height="1.016cm" svg:x="13.145cm" svg:y="6.78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9" draw:id="id49" draw:layer="layout" svg:width="1.016cm" svg:height="1.016cm" svg:x="15.145cm" svg:y="6.78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1.016cm" svg:height="1.016cm" svg:x="15.145cm" svg:y="4.781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6" draw:id="id46" draw:layer="layout" svg:width="1.016cm" svg:height="1.016cm" svg:x="13.145cm" svg:y="8.78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1.016cm" svg:height="1.016cm" svg:x="13.145cm" svg:y="10.782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.016cm" svg:height="1.016cm" svg:x="9.145cm" svg:y="10.782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8" draw:id="id48" draw:layer="layout" svg:width="1.016cm" svg:height="1.016cm" svg:x="13.145cm" svg:y="12.782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1.016cm" svg:height="1.016cm" svg:x="7.145cm" svg:y="2.78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5" draw:id="id35" draw:layer="layout" svg:width="1.016cm" svg:height="1.016cm" svg:x="6.146cm" svg:y="4.781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6" draw:id="id36" draw:layer="layout" svg:width="1.016cm" svg:height="1.016cm" svg:x="5.146cm" svg:y="6.7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293cm" svg:y1="1.647cm" svg:x2="8.013cm" svg:y2="2.929cm" draw:start-shape="id33" draw:start-glue-point="7" draw:end-shape="id34" draw:end-glue-point="11" svg:d="M10293 1647l-2280 1282" svg:viewBox="0 0 2281 1283">
          <text:p/>
        </draw:connector>
        <draw:connector draw:style-name="gr3" draw:text-style-name="P4" draw:layer="layout" draw:type="line" svg:x1="7.293cm" svg:y1="3.649cm" svg:x2="6.654cm" svg:y2="4.781cm" draw:start-shape="id34" draw:start-glue-point="7" draw:end-shape="id35" draw:end-glue-point="4" svg:d="M7293 3649l-639 1132" svg:viewBox="0 0 640 1133">
          <text:p/>
        </draw:connector>
        <draw:connector draw:style-name="gr3" draw:text-style-name="P4" draw:layer="layout" draw:type="line" svg:x1="6.294cm" svg:y1="5.649cm" svg:x2="5.654cm" svg:y2="6.781cm" draw:start-shape="id35" draw:start-glue-point="7" draw:end-shape="id36" draw:end-glue-point="4" svg:d="M6294 5649l-640 1132" svg:viewBox="0 0 641 1133">
          <text:p/>
        </draw:connector>
        <draw:connector draw:style-name="gr3" draw:text-style-name="P4" draw:layer="layout" draw:type="line" svg:x1="7.653cm" svg:y1="3.797cm" svg:x2="9.653cm" svg:y2="10.782cm" draw:start-shape="id34" draw:start-glue-point="8" draw:end-shape="id37" draw:end-glue-point="4" svg:d="M7653 3797l2000 6985" svg:viewBox="0 0 2001 6986">
          <text:p/>
        </draw:connector>
        <draw:connector draw:style-name="gr3" draw:text-style-name="P4" draw:layer="layout" draw:type="line" svg:x1="10.653cm" svg:y1="1.795cm" svg:x2="10.653cm" svg:y2="2.78cm" draw:start-shape="id33" draw:start-glue-point="8" draw:end-shape="id38" draw:end-glue-point="4" svg:d="M10653 1795v985" svg:viewBox="0 0 1 986">
          <text:p/>
        </draw:connector>
        <draw:connector draw:style-name="gr3" draw:text-style-name="P4" draw:layer="layout" draw:type="line" svg:x1="10.653cm" svg:y1="3.796cm" svg:x2="10.653cm" svg:y2="4.781cm" draw:start-shape="id38" draw:start-glue-point="8" draw:end-shape="id39" draw:end-glue-point="4" svg:d="M10653 3796v985" svg:viewBox="0 0 1 986">
          <text:p/>
        </draw:connector>
        <draw:connector draw:style-name="gr3" draw:text-style-name="P4" draw:layer="layout" draw:type="line" svg:x1="10.653cm" svg:y1="5.797cm" svg:x2="10.653cm" svg:y2="6.781cm" draw:start-shape="id39" draw:start-glue-point="8" draw:end-shape="id40" draw:end-glue-point="4" svg:d="M10653 5797v984" svg:viewBox="0 0 1 985">
          <text:p/>
        </draw:connector>
        <draw:connector draw:style-name="gr3" draw:text-style-name="P4" draw:layer="layout" draw:type="line" svg:x1="10.653cm" svg:y1="7.797cm" svg:x2="10.653cm" svg:y2="8.781cm" draw:start-shape="id40" draw:start-glue-point="8" draw:end-shape="id41" draw:end-glue-point="4" svg:d="M10653 7797v984" svg:viewBox="0 0 1 985">
          <text:p/>
        </draw:connector>
        <draw:connector draw:style-name="gr3" draw:text-style-name="P4" draw:layer="layout" draw:type="line" svg:x1="11.013cm" svg:y1="1.647cm" svg:x2="14.293cm" svg:y2="2.929cm" draw:start-shape="id33" draw:start-glue-point="9" draw:end-shape="id42" draw:end-glue-point="5" svg:d="M11013 1647l3280 1282" svg:viewBox="0 0 3281 1283">
          <text:p/>
        </draw:connector>
        <draw:connector draw:style-name="gr3" draw:text-style-name="P4" draw:layer="layout" draw:type="line" svg:x1="14.293cm" svg:y1="3.649cm" svg:x2="13.653cm" svg:y2="4.781cm" draw:start-shape="id42" draw:start-glue-point="7" draw:end-shape="id43" draw:end-glue-point="4" svg:d="M14293 3649l-640 1132" svg:viewBox="0 0 641 1133">
          <text:p/>
        </draw:connector>
        <draw:connector draw:style-name="gr3" draw:text-style-name="P4" draw:layer="layout" draw:type="line" svg:x1="15.013cm" svg:y1="3.649cm" svg:x2="15.653cm" svg:y2="4.781cm" draw:start-shape="id42" draw:start-glue-point="9" draw:end-shape="id44" draw:end-glue-point="4" svg:d="M15013 3649l640 1132" svg:viewBox="0 0 641 1133">
          <text:p/>
        </draw:connector>
        <draw:connector draw:style-name="gr3" draw:text-style-name="P4" draw:layer="layout" draw:type="line" svg:x1="13.653cm" svg:y1="5.797cm" svg:x2="13.653cm" svg:y2="6.781cm" draw:start-shape="id43" draw:start-glue-point="8" draw:end-shape="id45" draw:end-glue-point="4" svg:d="M13653 5797v984" svg:viewBox="0 0 1 985">
          <text:p/>
        </draw:connector>
        <draw:connector draw:style-name="gr3" draw:text-style-name="P4" draw:layer="layout" draw:type="line" svg:x1="13.653cm" svg:y1="7.797cm" svg:x2="13.653cm" svg:y2="8.781cm" draw:start-shape="id45" draw:start-glue-point="8" draw:end-shape="id46" draw:end-glue-point="4" svg:d="M13653 7797v984" svg:viewBox="0 0 1 985">
          <text:p/>
        </draw:connector>
        <draw:connector draw:style-name="gr3" draw:text-style-name="P4" draw:layer="layout" draw:type="line" svg:x1="13.653cm" svg:y1="9.797cm" svg:x2="13.653cm" svg:y2="10.782cm" draw:start-shape="id46" draw:start-glue-point="8" draw:end-shape="id47" draw:end-glue-point="4" svg:d="M13653 9797v985" svg:viewBox="0 0 1 986">
          <text:p/>
        </draw:connector>
        <draw:connector draw:style-name="gr3" draw:text-style-name="P4" draw:layer="layout" draw:type="line" svg:x1="13.653cm" svg:y1="11.798cm" svg:x2="13.653cm" svg:y2="12.782cm" draw:start-shape="id47" draw:start-glue-point="8" draw:end-shape="id48" draw:end-glue-point="4" svg:d="M13653 11798v984" svg:viewBox="0 0 1 985">
          <text:p/>
        </draw:connector>
        <draw:connector draw:style-name="gr3" draw:text-style-name="P4" draw:layer="layout" draw:type="line" svg:x1="13.293cm" svg:y1="9.649cm" svg:x2="10.013cm" svg:y2="10.93cm" draw:start-shape="id46" draw:start-glue-point="7" draw:end-shape="id37" draw:end-glue-point="11" svg:d="M13293 9649l-3280 1281" svg:viewBox="0 0 3281 1282">
          <text:p/>
        </draw:connector>
        <draw:connector draw:style-name="gr3" draw:text-style-name="P4" draw:layer="layout" draw:type="line" svg:x1="15.653cm" svg:y1="5.797cm" svg:x2="15.653cm" svg:y2="6.781cm" draw:start-shape="id44" draw:start-glue-point="8" draw:end-shape="id49" draw:end-glue-point="4" svg:d="M15653 5797v984" svg:viewBox="0 0 1 985">
          <text:p/>
        </draw:connector>
        <draw:connector draw:style-name="gr5" draw:text-style-name="P7" draw:layer="layout" draw:type="line" svg:x1="7.014cm" svg:y1="5.649cm" svg:x2="10.293cm" svg:y2="8.929cm" draw:start-shape="id35" draw:start-glue-point="9" draw:end-shape="id41" draw:end-glue-point="5" svg:d="M7014 5649l3279 3280" svg:viewBox="0 0 3280 3281">
          <text:p/>
        </draw:connector>
        <draw:connector draw:style-name="gr5" draw:text-style-name="P7" draw:layer="layout" draw:type="line" svg:x1="11.013cm" svg:y1="9.649cm" svg:x2="13.293cm" svg:y2="12.93cm" draw:start-shape="id41" draw:start-glue-point="9" draw:end-shape="id48" draw:end-glue-point="5" svg:d="M11013 9649l2280 3281" svg:viewBox="0 0 2281 3282">
          <text:p/>
        </draw:connector>
        <draw:connector draw:style-name="gr5" draw:text-style-name="P7" draw:layer="layout" draw:type="line" svg:x1="6.654cm" svg:y1="5.797cm" svg:x2="9.293cm" svg:y2="10.93cm" draw:start-shape="id35" draw:start-glue-point="8" draw:end-shape="id37" draw:end-glue-point="5" svg:d="M6654 5797l2639 5133" svg:viewBox="0 0 2640 51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5:00:36.058516366</meta:creation-date>
    <meta:generator>LibreOffice/6.2.6.2$Linux_X86_64 LibreOffice_project/20$Build-2</meta:generator>
    <dc:date>2019-09-18T15:14:24.361140459</dc:date>
    <meta:editing-duration>PT2M46S</meta:editing-duration>
    <meta:editing-cycles>1</meta:editing-cycles>
    <meta:document-statistic meta:object-count="100"/>
  </office:meta>
</office:document-meta>
</file>